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00000006F0227DED0E859755A.png" manifest:media-type="image/png"/>
  <manifest:file-entry manifest:full-path="Pictures/100000000000015C000000230ABD3B2E37FC4BDB.png" manifest:media-type="image/png"/>
  <manifest:file-entry manifest:full-path="Pictures/10000000000002A000000034826FB75F59D038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0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18" style:family="paragraph">
      <loext:graphic-properties draw:fill-color="#ff5429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7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19.888cm" svg:height="2cm" svg:x="0.682cm" svg:y="3.2cm">
          <draw:image xlink:href="Pictures/100000000000015C000000230ABD3B2E37FC4BDB.png" xlink:type="simple" xlink:show="embed" xlink:actuate="onLoad" draw:mime-type="image/png">
            <text:p/>
          </draw:image>
        </draw:frame>
        <draw:frame draw:style-name="gr7" draw:text-style-name="P15" draw:layer="layout" svg:width="23.672cm" svg:height="1.832cm" svg:x="3.528cm" svg:y="10.6cm">
          <draw:image xlink:href="Pictures/10000000000002A000000034826FB75F59D03870.png" xlink:type="simple" xlink:show="embed" xlink:actuate="onLoad" draw:mime-type="image/png">
            <text:p/>
          </draw:image>
        </draw:frame>
        <draw:frame draw:style-name="gr8" draw:text-style-name="P16" draw:layer="layout" svg:width="14cm" svg:height="0.962cm" svg:x="3.2cm" svg:y="5.5cm">
          <draw:text-box>
            <text:p text:style-name="P15">On charge un plugin local</text:p>
          </draw:text-box>
        </draw:frame>
        <draw:frame draw:style-name="gr8" draw:text-style-name="P16" draw:layer="layout" svg:width="14cm" svg:height="1.673cm" svg:x="8.2cm" svg:y="12.638cm">
          <draw:text-box>
            <text:p text:style-name="P15">On charge un plugin distant</text:p>
            <text:p text:style-name="P15">(risque de ne pas fonctionner sans serveur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8" draw:text-style-name="P1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seule façon de comprendre le fonctionnement du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9">Pratiquons ! - Plugin (Partie 1/2)</text:span></text:p>
          </draw:text-box>
        </draw:frame>
        <draw:custom-shape draw:style-name="gr10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5.705cm" svg:x="1.37cm" svg:y="2.766cm" presentation:class="outline" presentation:user-transformed="true">
          <draw:text-box>
            <text:p text:style-name="P21"><text:span text:style-name="T10">Pré-requis : </text:span></text:p>
            <text:list text:style-name="L2">
              <text:list-item>
                <text:p text:style-name="P12"><text:span text:style-name="T11">Avoir la ressource ressources/plugins</text:span></text:p>
              </text:list-item>
              <text:list-item>
                <text:p text:style-name="P12"><text:span text:style-name="T11">A télécharger ici : </text:span><text:span text:style-name="T11"><text:a xlink:href="https://downgit.github.io/#/home?url=https://github.com/DanYellow/cours/tree/main/integration-web-s3/travaux-pratiques/numero-4/ressources" xlink:type="simple">https://downgit.github.io/#/home?url=https://github.com/DanYellow/cours/tree/main/integration-web-s3/travaux-pratiques/numero-4/ressourc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0" draw:text-style-name="P23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4:23:23.045000000</dc:date>
    <meta:editing-duration>P18DT9H49M40S</meta:editing-duration>
    <meta:editing-cycles>858</meta:editing-cycles>
    <meta:generator>LibreOffice/7.1.1.2$Windows_X86_64 LibreOffice_project/fe0b08f4af1bacafe4c7ecc87ce55bb426164676</meta:generator>
    <meta:document-statistic meta:object-count="66"/>
  </office:meta>
</office:document-meta>
</file>